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1126in" svg:y="0.5311in">
            <draw:object draw:notify-on-update-of-ranges="Sheet1.A4:Sheet1.A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1028in" svg:y="0.5941in">
            <draw:object draw:notify-on-update-of-ranges="Sheet1.J4:Sheet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.3291in" svg:y="5.3724in">
            <draw:object draw:notify-on-update-of-ranges="Sheet1.A31:Sheet1.A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1992in" svg:y="5.3724in">
            <draw:object draw:notify-on-update-of-ranges="Sheet1.J31:Sheet1.J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0.2961in" svg:y="11.6272in">
            <draw:object draw:notify-on-update-of-ranges="Sheet1.J66:Sheet1.J1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.524in" svg:y="11.6886in">
            <draw:object draw:notify-on-update-of-ranges="Sheet1.A66:Sheet1.A1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0.2217in" svg:y="15.4638in">
            <draw:object draw:notify-on-update-of-ranges="Sheet1.J66:Sheet1.J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.6118in" svg:y="15.5992in">
            <draw:object draw:notify-on-update-of-ranges="Sheet1.A66:Sheet1.A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.1665in" svg:y="22.826in">
            <draw:object draw:notify-on-update-of-ranges="Sheet1.A129:Sheet1.A2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.1594in" svg:y="26.7083in">
            <draw:object draw:notify-on-update-of-ranges="Sheet1.A129:Sheet1.A1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10.0693in" svg:y="22.7756in">
            <draw:object draw:notify-on-update-of-ranges="Sheet1.J129:Sheet1.J21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10.0622in" svg:y="26.6579in">
            <draw:object draw:notify-on-update-of-ranges="Sheet1.J129:Sheet1.J13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88in" svg:height="3.5429in" svg:x="10.0803in" svg:y="39.0992in">
            <draw:object draw:notify-on-update-of-ranges="Sheet1.J220:Sheet1.J33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88in" svg:height="3.5429in" svg:x="10.0732in" svg:y="42.9815in">
            <draw:object draw:notify-on-update-of-ranges="Sheet1.J220:Sheet1.J2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1.4803in" svg:y="38.9626in">
            <draw:object draw:notify-on-update-of-ranges="Sheet1.A220:Sheet1.A33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6.2988in" svg:height="3.5429in" svg:x="1.4409in" svg:y="43.0024in">
            <draw:object draw:notify-on-update-of-ranges="Sheet1.A220:Sheet1.A2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Zykluszeit</text:p>
          </table:table-cell>
          <table:table-cell table:style-name="ce1" office:value-type="string" calcext:value-type="string">
            <text:p>Schweißzeit pro Roboter</text:p>
          </table:table-cell>
          <table:table-cell table:number-columns-repeated="7"/>
          <table:table-cell table:style-name="ce1" office:value-type="string" calcext:value-type="string">
            <text:p>Zykluszeit</text:p>
          </table:table-cell>
          <table:table-cell table:style-name="ce1" office:value-type="string" calcext:value-type="string">
            <text:p>Schweißzeit pro Roboter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verage =</text:p>
          </table:table-cell>
          <table:table-cell table:formula="of:=AVERAGE([.A5:.A27])" office:value-type="float" office:value="461.695652173913" calcext:value-type="float">
            <text:p>461.695652173913</text:p>
          </table:table-cell>
          <table:table-cell table:number-columns-repeated="6"/>
          <table:table-cell office:value-type="float" office:value="458" calcext:value-type="float">
            <text:p>458</text:p>
          </table:table-cell>
          <table:table-cell office:value-type="string" calcext:value-type="string">
            <text:p>Average =</text:p>
          </table:table-cell>
          <table:table-cell table:formula="of:=AVERAGE([.J5:.J27])" office:value-type="float" office:value="461.695652173913" calcext:value-type="float">
            <text:p>461.6956521739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Average =</text:p>
          </table:table-cell>
          <table:table-cell table:formula="of:=AVERAGE([.A33:.A62])" office:value-type="float" office:value="455.633333333333" calcext:value-type="float">
            <text:p>455.633333333333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office:value-type="float" office:value="494" calcext:value-type="float">
            <text:p>494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office:value-type="float" office:value="498" calcext:value-type="float">
            <text:p>49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office:value-type="float" office:value="470" calcext:value-type="float">
            <text:p>470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office:value-type="float" office:value="458" calcext:value-type="float">
            <text:p>45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7" calcext:value-type="float">
            <text:p>4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2:02:54.798526687</meta:creation-date>
    <dc:date>2021-03-31T15:02:55.556781916</dc:date>
    <meta:editing-duration>PT1H38M38S</meta:editing-duration>
    <meta:editing-cycles>5</meta:editing-cycles>
    <meta:generator>LibreOffice/7.0.5.2$Linux_X86_64 LibreOffice_project/00$Build-2</meta:generator>
    <meta:document-statistic meta:table-count="1" meta:cell-count="655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5cm" chart:style-name="ch2">
          <text:p>Zyklus mit drei Robotern; Zykluszeit = 800ms;
Schweißzeit 150ms</text:p>
        </chart:title>
        <chart:plot-area chart:style-name="ch3" table:cell-range-address="Sheet1.A4:Sheet1.A27" svg:x="1.331cm" svg:y="1.778cm" svg:width="14.349cm" svg:height="6.061cm">
          <chart:coordinate-region svg:x="2.138cm" svg:y="1.978cm" svg:width="13.355cm" svg:height="5.215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A4:Sheet1.A27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">
                <text:p>492</text:p>
                <draw:g>
                  <svg:desc>Sheet1.A4:Sheet1.A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3">
                <text:p>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ie ersten zehn Zyklen</text:p>
        </chart:title>
        <chart:plot-area chart:style-name="ch3" table:cell-range-address="Sheet1.A129:Sheet1.A138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329cm" chart:style-name="ch6">
              <text:p>Zykluszeit</text:p>
            </chart:title>
            <chart:grid chart:style-name="ch7" chart:class="major"/>
          </chart:axis>
          <chart:series chart:style-name="ch8" chart:values-cell-range-address="Sheet1.A129:Sheet1.A13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">
                <text:p>486</text:p>
                <draw:g>
                  <svg:desc>Sheet1.A129:Sheet1.A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28cm" svg:y="0.315cm" chart:style-name="ch2">
          <text:p>Zyklus mit zwölf Robotern; Zykluszeit = 500 ms;
Schweißzeit = 150ms</text:p>
        </chart:title>
        <chart:plot-area chart:style-name="ch3" table:cell-range-address="Sheet1.J129:Sheet1.J216" svg:x="1.331cm" svg:y="1.778cm" svg:width="14.349cm" svg:height="6.061cm">
          <chart:coordinate-region svg:x="2.138cm" svg:y="1.978cm" svg:width="13.542cm" svg:height="5.069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J129:Sheet1.J216" chart:class="chart:line"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1">
                <text:p>481</text:p>
                <draw:g>
                  <svg:desc>Sheet1.J129:Sheet1.J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ie ersten zehn Zyklen</text:p>
        </chart:title>
        <chart:plot-area chart:style-name="ch3" table:cell-range-address="Sheet1.J129:Sheet1.J138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329cm" chart:style-name="ch6">
              <text:p>Zykluszeit</text:p>
            </chart:title>
            <chart:grid chart:style-name="ch7" chart:class="major"/>
          </chart:axis>
          <chart:series chart:style-name="ch8" chart:values-cell-range-address="Sheet1.J129:Sheet1.J13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1">
                <text:p>481</text:p>
                <draw:g>
                  <svg:desc>Sheet1.J129:Sheet1.J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5cm" chart:style-name="ch2">
          <text:p>Zyklus mit sechzehn Robotern; Zykluszeit = 500 ms;
Schweißzeit = 150ms</text:p>
        </chart:title>
        <chart:plot-area chart:style-name="ch3" table:cell-range-address="Sheet1.J220:Sheet1.J337" svg:x="1.331cm" svg:y="1.778cm" svg:width="14.349cm" svg:height="6.061cm">
          <chart:coordinate-region svg:x="2.138cm" svg:y="1.899cm" svg:width="13.542cm" svg:height="4.937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J220:Sheet1.J337" chart:class="chart:line">
            <chart:data-point chart:repeated="1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">
                <text:p>498</text:p>
                <draw:g>
                  <svg:desc>Sheet1.J220:Sheet1.J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7">
                <text:p>4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ie ersten zehn Zyklen</text:p>
        </chart:title>
        <chart:plot-area chart:style-name="ch3" table:cell-range-address="Sheet1.J220:Sheet1.J229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329cm" chart:style-name="ch6">
              <text:p>Zykluszeit</text:p>
            </chart:title>
            <chart:grid chart:style-name="ch7" chart:class="major"/>
          </chart:axis>
          <chart:series chart:style-name="ch8" chart:values-cell-range-address="Sheet1.J220:Sheet1.J2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8">
                <text:p>498</text:p>
                <draw:g>
                  <svg:desc>Sheet1.J220:Sheet1.J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">
                <text:p>3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91cm" svg:y="0.315cm" chart:style-name="ch2">
          <text:p>Zyklus mit sechzehn Robotern; Zykluszeit = 800 ms;
Schweißzeit = 150ms</text:p>
        </chart:title>
        <chart:plot-area chart:style-name="ch3" table:cell-range-address="Sheet1.A220:Sheet1.A335" svg:x="1.331cm" svg:y="1.778cm" svg:width="14.349cm" svg:height="6.061cm">
          <chart:coordinate-region svg:x="2.138cm" svg:y="1.899cm" svg:width="13.401cm" svg:height="4.937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A220:Sheet1.A335" chart:class="chart:line">
            <chart:data-point chart:repeated="1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1.A220:Sheet1.A3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ie ersten zehn Zyklen</text:p>
        </chart:title>
        <chart:plot-area chart:style-name="ch3" table:cell-range-address="Sheet1.A220:Sheet1.A229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329cm" chart:style-name="ch6">
              <text:p>Zykluszeit</text:p>
            </chart:title>
            <chart:grid chart:style-name="ch7" chart:class="major"/>
          </chart:axis>
          <chart:series chart:style-name="ch8" chart:values-cell-range-address="Sheet1.A220:Sheet1.A2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1.A220:Sheet1.A2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5cm" chart:style-name="ch2">
          <text:p>Zyklus mit drei Robotern; Zykluszeit = 500;
Schweißzeit = 150ms</text:p>
        </chart:title>
        <chart:plot-area chart:style-name="ch3" table:cell-range-address="Sheet1.J4:Sheet1.J27" svg:x="1.331cm" svg:y="1.778cm" svg:width="14.349cm" svg:height="6.061cm">
          <chart:coordinate-region svg:x="2.138cm" svg:y="1.977cm" svg:width="13.355cm" svg:height="5.215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J4:Sheet1.J27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2">
                <text:p>482</text:p>
                <draw:g>
                  <svg:desc>Sheet1.J4:Sheet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">
                <text:p>4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5cm" chart:style-name="ch2">
          <text:p>Zyklus mit vier Robotern; Zykluszeit = 800ms;
Schweißzeit = 150ms</text:p>
        </chart:title>
        <chart:plot-area chart:style-name="ch3" table:cell-range-address="Sheet1.A31:Sheet1.A62" svg:x="1.331cm" svg:y="1.778cm" svg:width="14.349cm" svg:height="6.061cm">
          <chart:coordinate-region svg:x="2.138cm" svg:y="1.978cm" svg:width="13.355cm" svg:height="5.214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A31:Sheet1.A62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">
                <text:p>492</text:p>
                <draw:g>
                  <svg:desc>Sheet1.A31:Sheet1.A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5cm" chart:style-name="ch2">
          <text:p>Zyklus mit vier Robotern; Zykluszeit = 500ms;
Schweißzeit = 150ms</text:p>
        </chart:title>
        <chart:plot-area chart:style-name="ch3" table:cell-range-address="Sheet1.J31:Sheet1.J62" svg:x="1.331cm" svg:y="1.778cm" svg:width="14.349cm" svg:height="6.061cm">
          <chart:coordinate-region svg:x="2.138cm" svg:y="1.978cm" svg:width="13.355cm" svg:height="5.214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J31:Sheet1.J62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4">
                <text:p>484</text:p>
                <draw:g>
                  <svg:desc>Sheet1.J31:Sheet1.J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87cm" svg:y="0.315cm" chart:style-name="ch2">
          <text:p>Zyklus mit acht Robotern; Zykluszeit = 500ms;
Schweißzeit = 150ms</text:p>
        </chart:title>
        <chart:plot-area chart:style-name="ch3" table:cell-range-address="Sheet1.J66:Sheet1.J125" svg:x="1.331cm" svg:y="1.778cm" svg:width="14.349cm" svg:height="6.061cm">
          <chart:coordinate-region svg:x="2.138cm" svg:y="1.978cm" svg:width="13.542cm" svg:height="5.069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J66:Sheet1.J125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J66:Sheet1.J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87cm" svg:y="0.315cm" chart:style-name="ch2">
          <text:p>Zyklus mit acht Robotern; Zykluszeit = 800ms;
Schweißzeit = 150ms</text:p>
        </chart:title>
        <chart:plot-area chart:style-name="ch3" table:cell-range-address="Sheet1.A66:Sheet1.A125" svg:x="1.331cm" svg:y="1.778cm" svg:width="14.349cm" svg:height="6.061cm">
          <chart:coordinate-region svg:x="2.138cm" svg:y="1.978cm" svg:width="13.542cm" svg:height="5.069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A66:Sheet1.A125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">
                <text:p>486</text:p>
                <draw:g>
                  <svg:desc>Sheet1.A66:Sheet1.A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8">
                <text:p>4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ie ersten zehn Zyklen</text:p>
        </chart:title>
        <chart:plot-area chart:style-name="ch3" table:cell-range-address="Sheet1.J66:Sheet1.J75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329cm" chart:style-name="ch6">
              <text:p>Zykluszeit</text:p>
            </chart:title>
            <chart:grid chart:style-name="ch7" chart:class="major"/>
          </chart:axis>
          <chart:series chart:style-name="ch8" chart:values-cell-range-address="Sheet1.J66:Sheet1.J7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J66:Sheet1.J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Die ersten zehn Zyklen</text:p>
        </chart:title>
        <chart:plot-area chart:style-name="ch3" table:cell-range-address="Sheet1.A66:Sheet1.A75" svg:x="1.331cm" svg:y="1.275cm" svg:width="14.349cm" svg:height="6.564cm">
          <chart:coordinate-region svg:x="2.138cm" svg:y="1.474cm" svg:width="13.355cm" svg:height="5.718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329cm" chart:style-name="ch6">
              <text:p>Zykluszeit</text:p>
            </chart:title>
            <chart:grid chart:style-name="ch7" chart:class="major"/>
          </chart:axis>
          <chart:series chart:style-name="ch8" chart:values-cell-range-address="Sheet1.A66:Sheet1.A7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">
                <text:p>486</text:p>
                <draw:g>
                  <svg:desc>Sheet1.A66:Sheet1.A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28cm" svg:y="0.315cm" chart:style-name="ch2">
          <text:p>Zyklus mit zwölf Robotern; Zykluszeit = 800 ms;
Schweißzeit = 150ms</text:p>
        </chart:title>
        <chart:plot-area chart:style-name="ch3" table:cell-range-address="Sheet1.A129:Sheet1.A215" svg:x="1.331cm" svg:y="1.778cm" svg:width="14.349cm" svg:height="6.061cm">
          <chart:coordinate-region svg:x="2.138cm" svg:y="1.978cm" svg:width="13.542cm" svg:height="5.069cm"/>
          <chart:axis chart:dimension="x" chart:name="primary-x" chart:style-name="ch4">
            <chart:title svg:x="7.985cm" svg:y="8.019cm" chart:style-name="ch5">
              <text:p>Zyklus</text:p>
            </chart:title>
          </chart:axis>
          <chart:axis chart:dimension="y" chart:name="primary-y" chart:style-name="ch4">
            <chart:title svg:x="0.451cm" svg:y="5.58cm" chart:style-name="ch6">
              <text:p>Zykluszeit</text:p>
            </chart:title>
            <chart:grid chart:style-name="ch7" chart:class="major"/>
          </chart:axis>
          <chart:series chart:style-name="ch8" chart:values-cell-range-address="Sheet1.A129:Sheet1.A215" chart:class="chart:line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6">
                <text:p>486</text:p>
                <draw:g>
                  <svg:desc>Sheet1.A129:Sheet1.A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3">
                <text:p>4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